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freesans,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4b56" officeooo:paragraph-rsid="000b4b56"/>
    </style:style>
    <style:style style:name="P2" style:family="paragraph" style:parent-style-name="Standard">
      <style:text-properties officeooo:paragraph-rsid="000b4b56"/>
    </style:style>
    <style:style style:name="P3" style:family="paragraph" style:parent-style-name="Standard">
      <style:text-properties officeooo:rsid="000c06e3" officeooo:paragraph-rsid="000c06e3"/>
    </style:style>
    <style:style style:name="P4" style:family="paragraph" style:parent-style-name="Standard">
      <style:text-properties officeooo:rsid="000c84ac" officeooo:paragraph-rsid="000c84ac"/>
    </style:style>
    <style:style style:name="P5" style:family="paragraph" style:parent-style-name="Standard">
      <style:text-properties officeooo:paragraph-rsid="000c06e3"/>
    </style:style>
    <style:style style:name="P6" style:family="paragraph" style:parent-style-name="Standard">
      <style:text-properties officeooo:rsid="000fb9c0" officeooo:paragraph-rsid="000fb9c0"/>
    </style:style>
    <style:style style:name="P7" style:family="paragraph" style:parent-style-name="Standard">
      <style:text-properties officeooo:rsid="0010918f" officeooo:paragraph-rsid="0010918f"/>
    </style:style>
    <style:style style:name="P8" style:family="paragraph" style:parent-style-name="Standard">
      <style:text-properties officeooo:rsid="0010f02e" officeooo:paragraph-rsid="0010f02e"/>
    </style:style>
    <style:style style:name="P9" style:family="paragraph" style:parent-style-name="Standard">
      <style:text-properties officeooo:rsid="00135f56" officeooo:paragraph-rsid="00135f56"/>
    </style:style>
    <style:style style:name="P10" style:family="paragraph" style:parent-style-name="Standard">
      <style:text-properties officeooo:rsid="00151751" officeooo:paragraph-rsid="00151751"/>
    </style:style>
    <style:style style:name="P11" style:family="paragraph" style:parent-style-name="Standard">
      <style:text-properties officeooo:rsid="00160c39" officeooo:paragraph-rsid="00160c39"/>
    </style:style>
    <style:style style:name="P12" style:family="paragraph" style:parent-style-name="Standard">
      <style:text-properties officeooo:rsid="00160c39" officeooo:paragraph-rsid="001a24f4"/>
    </style:style>
    <style:style style:name="P13" style:family="paragraph" style:parent-style-name="Standard">
      <style:text-properties officeooo:rsid="00169cd7" officeooo:paragraph-rsid="00169cd7"/>
    </style:style>
    <style:style style:name="P14" style:family="paragraph" style:parent-style-name="Standard">
      <style:text-properties fo:font-weight="bold" officeooo:rsid="00178c09" officeooo:paragraph-rsid="00178c09" style:font-weight-asian="bold" style:font-weight-complex="bold"/>
    </style:style>
    <style:style style:name="P15" style:family="paragraph" style:parent-style-name="Standard">
      <style:text-properties fo:font-weight="bold" officeooo:rsid="001a24f4" officeooo:paragraph-rsid="001a24f4" style:font-weight-asian="bold" style:font-weight-complex="bold"/>
    </style:style>
    <style:style style:name="P16" style:family="paragraph" style:parent-style-name="Standard">
      <style:text-properties fo:font-weight="bold" officeooo:paragraph-rsid="001a24f4"/>
    </style:style>
    <style:style style:name="P17" style:family="paragraph" style:parent-style-name="Standard">
      <style:text-properties officeooo:rsid="001a24f4" officeooo:paragraph-rsid="001a24f4"/>
    </style:style>
    <style:style style:name="P18" style:family="paragraph" style:parent-style-name="Standard">
      <style:text-properties officeooo:rsid="001a9479" officeooo:paragraph-rsid="001a9479"/>
    </style:style>
    <style:style style:name="P19" style:family="paragraph" style:parent-style-name="Standard">
      <style:text-properties officeooo:rsid="001c1b22" officeooo:paragraph-rsid="001c1b22"/>
    </style:style>
    <style:style style:name="P20" style:family="paragraph" style:parent-style-name="Standard">
      <style:text-properties officeooo:paragraph-rsid="001c1b22"/>
    </style:style>
    <style:style style:name="P21" style:family="paragraph" style:parent-style-name="Standard">
      <style:text-properties officeooo:rsid="001ddf38" officeooo:paragraph-rsid="001ddf38"/>
    </style:style>
    <style:style style:name="P22" style:family="paragraph" style:parent-style-name="Standard">
      <style:text-properties fo:font-size="14pt" officeooo:rsid="00160c39" officeooo:paragraph-rsid="001a24f4" style:font-size-asian="14pt" style:font-size-complex="14pt"/>
    </style:style>
    <style:style style:name="P23" style:family="paragraph" style:parent-style-name="Standard">
      <style:text-properties fo:font-size="14pt" officeooo:rsid="001ddf38" officeooo:paragraph-rsid="001ddf38" style:font-size-asian="14pt" style:font-size-complex="14pt"/>
    </style:style>
    <style:style style:name="P24" style:family="paragraph" style:parent-style-name="Standard">
      <style:text-properties fo:font-size="14pt" officeooo:rsid="001c1b22" officeooo:paragraph-rsid="001c1b22" style:font-size-asian="14pt" style:font-size-complex="14pt"/>
    </style:style>
    <style:style style:name="P25" style:family="paragraph" style:parent-style-name="Standard">
      <style:text-properties fo:font-size="14pt" officeooo:rsid="001a9479" officeooo:paragraph-rsid="001a9479" style:font-size-asian="14pt" style:font-size-complex="14pt"/>
    </style:style>
    <style:style style:name="P26" style:family="paragraph" style:parent-style-name="Standard">
      <style:text-properties fo:font-size="14pt" officeooo:rsid="001a24f4" officeooo:paragraph-rsid="001a24f4" style:font-size-asian="14pt" style:font-size-complex="14pt"/>
    </style:style>
    <style:style style:name="P27" style:family="paragraph" style:parent-style-name="Standard">
      <style:text-properties fo:font-size="14pt" officeooo:rsid="001f15dc" officeooo:paragraph-rsid="001f15dc" style:font-size-asian="14pt" style:font-size-complex="14pt"/>
    </style:style>
    <style:style style:name="P28" style:family="paragraph" style:parent-style-name="Standard">
      <style:text-properties officeooo:rsid="001f15dc" officeooo:paragraph-rsid="001f15dc"/>
    </style:style>
    <style:style style:name="P29" style:family="paragraph" style:parent-style-name="Standard">
      <style:text-properties officeooo:rsid="00214e77" officeooo:paragraph-rsid="00214e77"/>
    </style:style>
    <style:style style:name="P30" style:family="paragraph" style:parent-style-name="Standard">
      <style:text-properties officeooo:paragraph-rsid="00214e77"/>
    </style:style>
    <style:style style:name="P31" style:family="paragraph" style:parent-style-name="Standard">
      <style:text-properties officeooo:rsid="0023344f" officeooo:paragraph-rsid="0023344f"/>
    </style:style>
    <style:style style:name="P32" style:family="paragraph" style:parent-style-name="Standard">
      <style:text-properties officeooo:rsid="0024ff94" officeooo:paragraph-rsid="0024ff94"/>
    </style:style>
    <style:style style:name="P33" style:family="paragraph" style:parent-style-name="Standard">
      <style:text-properties officeooo:rsid="002596e2" officeooo:paragraph-rsid="002596e2"/>
    </style:style>
    <style:style style:name="P34" style:family="paragraph" style:parent-style-name="Standard">
      <style:text-properties officeooo:rsid="0026e20d" officeooo:paragraph-rsid="0026e20d"/>
    </style:style>
    <style:style style:name="P35" style:family="paragraph" style:parent-style-name="Standard">
      <style:text-properties officeooo:paragraph-rsid="0026e20d"/>
    </style:style>
    <style:style style:name="P36" style:family="paragraph" style:parent-style-name="Standard">
      <style:text-properties fo:font-size="16pt" officeooo:rsid="0026e20d" officeooo:paragraph-rsid="0026e20d" style:font-size-asian="16pt" style:font-size-complex="16pt"/>
    </style:style>
    <style:style style:name="P37" style:family="paragraph" style:parent-style-name="Standard">
      <style:text-properties fo:font-size="16pt" officeooo:paragraph-rsid="00290732"/>
    </style:style>
    <style:style style:name="P38" style:family="paragraph" style:parent-style-name="Standard">
      <style:text-properties fo:font-size="16pt" officeooo:rsid="0029d5d1" officeooo:paragraph-rsid="0029d5d1"/>
    </style:style>
    <style:style style:name="P39" style:family="paragraph" style:parent-style-name="Standard">
      <style:text-properties fo:font-size="16pt" officeooo:paragraph-rsid="0026e20d"/>
    </style:style>
    <style:style style:name="P40" style:family="paragraph" style:parent-style-name="Standard">
      <style:text-properties officeooo:paragraph-rsid="0029d5d1"/>
    </style:style>
    <style:style style:name="P41" style:family="paragraph" style:parent-style-name="Standard">
      <style:text-properties officeooo:rsid="002afacb" officeooo:paragraph-rsid="002c32b0"/>
    </style:style>
    <style:style style:name="P42" style:family="paragraph" style:parent-style-name="Standard">
      <style:text-properties officeooo:rsid="002c32b0" officeooo:paragraph-rsid="002c32b0"/>
    </style:style>
    <style:style style:name="P43" style:family="paragraph" style:parent-style-name="Standard">
      <style:text-properties officeooo:paragraph-rsid="002f1a4a"/>
    </style:style>
    <style:style style:name="P44" style:family="paragraph" style:parent-style-name="Standard">
      <style:text-properties officeooo:paragraph-rsid="002f972b"/>
    </style:style>
    <style:style style:name="P45" style:family="paragraph" style:parent-style-name="Standard">
      <style:text-properties officeooo:paragraph-rsid="002c36dd"/>
    </style:style>
    <style:style style:name="T1" style:family="text">
      <style:text-properties officeooo:rsid="000b4b56"/>
    </style:style>
    <style:style style:name="T2" style:family="text">
      <style:text-properties officeooo:rsid="000c06e3"/>
    </style:style>
    <style:style style:name="T3" style:family="text">
      <style:text-properties officeooo:rsid="000c84ac"/>
    </style:style>
    <style:style style:name="T4" style:family="text">
      <style:text-properties officeooo:rsid="000d2969"/>
    </style:style>
    <style:style style:name="T5" style:family="text">
      <style:text-properties officeooo:rsid="0010918f"/>
    </style:style>
    <style:style style:name="T6" style:family="text">
      <style:text-properties officeooo:rsid="00169cd7"/>
    </style:style>
    <style:style style:name="T7" style:family="text">
      <style:text-properties officeooo:rsid="001a24f4"/>
    </style:style>
    <style:style style:name="T8" style:family="text">
      <style:text-properties fo:font-variant="normal" fo:text-transform="none" fo:color="#202124" loext:opacity="100%" style:font-name="inherit" fo:font-size="21pt" fo:letter-spacing="normal" fo:language="es" fo:country="ES" fo:font-style="normal" fo:font-weight="normal"/>
    </style:style>
    <style:style style:name="T9" style:family="text">
      <style:text-properties fo:font-variant="normal" fo:text-transform="none" fo:color="#333333" loext:opacity="100%" style:font-name="Arial" fo:font-size="12pt" fo:letter-spacing="normal" fo:font-style="normal" fo:font-weight="normal"/>
    </style:style>
    <style:style style:name="T10" style:family="text">
      <style:text-properties fo:font-variant="normal" fo:text-transform="none" fo:color="#333333" loext:opacity="100%" style:font-name="Arial" fo:font-size="12pt" fo:letter-spacing="normal" fo:font-style="normal" fo:font-weight="normal" officeooo:rsid="0029d5d1"/>
    </style:style>
    <style:style style:name="T11" style:family="text">
      <style:text-properties fo:font-variant="normal" fo:text-transform="none" fo:color="#333333" loext:opacity="100%" style:font-name="Arial" fo:font-size="12pt" fo:letter-spacing="normal" fo:font-style="normal" fo:font-weight="normal" officeooo:rsid="002f1a4a"/>
    </style:style>
    <style:style style:name="T12" style:family="text">
      <style:text-properties fo:font-variant="normal" fo:text-transform="none" fo:color="#333333" loext:opacity="100%" style:font-name="Arial" fo:font-size="12pt" fo:letter-spacing="normal" fo:font-style="normal" fo:font-weight="normal" officeooo:rsid="002f972b"/>
    </style:style>
    <style:style style:name="T13" style:family="text">
      <style:text-properties fo:font-variant="normal" fo:text-transform="none" fo:color="#333333" loext:opacity="100%" style:font-name="Arial" fo:font-size="12pt" fo:letter-spacing="normal" fo:font-style="normal" fo:font-weight="normal" officeooo:rsid="00318df2"/>
    </style:style>
    <style:style style:name="T14" style:family="text">
      <style:text-properties fo:font-variant="normal" fo:text-transform="none" fo:color="#333333" loext:opacity="100%" style:font-name="Arial" fo:font-size="12pt" fo:letter-spacing="normal" fo:font-style="normal" fo:font-weight="normal" officeooo:rsid="00334ed5"/>
    </style:style>
    <style:style style:name="T15" style:family="text">
      <style:text-properties fo:font-variant="normal" fo:text-transform="none" fo:color="#333333" loext:opacity="100%" style:font-name="Arial" fo:font-size="12pt" fo:letter-spacing="normal" fo:font-style="normal" fo:font-weight="normal" officeooo:rsid="0035394f"/>
    </style:style>
    <style:style style:name="T16" style:family="text">
      <style:text-properties fo:font-variant="normal" fo:text-transform="none" fo:color="#333333" loext:opacity="100%" style:font-name="Arial" fo:font-size="12pt" fo:letter-spacing="normal" fo:font-style="normal" fo:font-weight="normal" officeooo:rsid="0035394f" style:font-weight-asian="bold" style:font-weight-complex="bold"/>
    </style:style>
    <style:style style:name="T17" style:family="text">
      <style:text-properties fo:font-variant="normal" fo:text-transform="none" fo:color="#333333" loext:opacity="100%" style:font-name="Arial" fo:font-size="12pt" fo:letter-spacing="normal" fo:font-style="normal" fo:font-weight="bold"/>
    </style:style>
    <style:style style:name="T18" style:family="text">
      <style:text-properties fo:font-variant="normal" fo:text-transform="none" fo:color="#333333" loext:opacity="100%" style:font-name="Arial" fo:font-size="12pt" fo:letter-spacing="normal" fo:font-style="normal" fo:font-weight="bold" officeooo:rsid="0029d5d1"/>
    </style:style>
    <style:style style:name="T19" style:family="text">
      <style:text-properties officeooo:rsid="001a24f4" style:font-weight-asian="bold" style:font-weight-complex="bold"/>
    </style:style>
    <style:style style:name="T20" style:family="text">
      <style:text-properties officeooo:rsid="001a9479"/>
    </style:style>
    <style:style style:name="T21" style:family="text">
      <style:text-properties officeooo:rsid="001c1b22"/>
    </style:style>
    <style:style style:name="T22" style:family="text">
      <style:text-properties officeooo:rsid="001ddf38"/>
    </style:style>
    <style:style style:name="T23" style:family="text">
      <style:text-properties officeooo:rsid="001e1938"/>
    </style:style>
    <style:style style:name="T24" style:family="text">
      <style:text-properties officeooo:rsid="00214e77"/>
    </style:style>
    <style:style style:name="T25" style:family="text">
      <style:text-properties officeooo:rsid="0021b5fc"/>
    </style:style>
    <style:style style:name="T26" style:family="text">
      <style:text-properties style:text-underline-style="solid" style:text-underline-width="auto" style:text-underline-color="font-color" officeooo:rsid="0023344f"/>
    </style:style>
    <style:style style:name="T27" style:family="text">
      <style:text-properties officeooo:rsid="0026dfa3"/>
    </style:style>
    <style:style style:name="T28" style:family="text">
      <style:text-properties officeooo:rsid="0028da4a"/>
    </style:style>
    <style:style style:name="T29" style:family="text">
      <style:text-properties officeooo:rsid="0026e20d"/>
    </style:style>
    <style:style style:name="T30" style:family="text">
      <style:text-properties officeooo:rsid="0026e20d" style:font-size-asian="16pt" style:font-size-complex="16pt"/>
    </style:style>
    <style:style style:name="T31" style:family="text">
      <style:text-properties style:text-position="super 58%"/>
    </style:style>
    <style:style style:name="T32" style:family="text">
      <style:text-properties officeooo:rsid="002c32b0"/>
    </style:style>
    <style:style style:name="T33" style:family="text">
      <style:text-properties officeooo:rsid="002c36dd"/>
    </style:style>
    <style:style style:name="T34" style:family="text">
      <style:text-properties officeooo:rsid="002f972b"/>
    </style:style>
    <style:style style:name="T35" style:family="text">
      <style:text-properties officeooo:rsid="003539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6.ej2.</text:p>
      <text:p text:style-name="P2"><text:span text:style-name="T1">1. provider,</text:span><text:span text:style-name="T2">supplier</text:span></text:p>
      <text:p text:style-name="P2"><text:span text:style-name="T1">2.</text:span><text:span text:style-name="T2">manufacturers</text:span></text:p>
      <text:p text:style-name="P3">3. <text:span text:style-name="T3">production facilities</text:span></text:p>
      <text:p text:style-name="P3">4.products</text:p>
      <text:p text:style-name="P5"><text:span text:style-name="T2">5.</text:span><text:span text:style-name="T4">cloud</text:span></text:p>
      <text:p text:style-name="P3">6.clients</text:p>
      <text:p text:style-name="P3">7.<text:span text:style-name="T3">launch</text:span></text:p>
      <text:p text:style-name="P4"/>
      <text:p text:style-name="P4">ej3.</text:p>
      <text:p text:style-name="P4">1.</text:p>
      <text:p text:style-name="P4">2.IBGroup,Digitial word</text:p>
      <text:p text:style-name="P4">3.Futachiba</text:p>
      <text:p text:style-name="P4">4.Digital worls</text:p>
      <text:p text:style-name="P4">5.IBgroup</text:p>
      <text:p text:style-name="P1"/>
      <text:p text:style-name="P1">pag7.Ej6.</text:p>
      <text:p text:style-name="P6">Does your company do?</text:p>
      <text:p text:style-name="P1"/>
      <text:p text:style-name="P6">Who are your costumers?</text:p>
      <text:p text:style-name="P1"/>
      <text:p text:style-name="P6">Does your company produce any hardware?</text:p>
      <text:p text:style-name="P1"/>
      <text:p text:style-name="P6">What are your fu<text:span text:style-name="T5">t</text:span>ure plans?</text:p>
      <text:p text:style-name="P1"/>
      <text:p text:style-name="P7">Do you want to come?</text:p>
      <text:p text:style-name="P7"/>
      <text:p text:style-name="P7">Pag8ej2</text:p>
      <text:p text:style-name="P7">dont drink near the computer</text:p>
      <text:p text:style-name="P7">dont to use the phone</text:p>
      <text:p text:style-name="P7">obligatory to switch off the monitor</text:p>
      <text:p text:style-name="P8">ej3.</text:p>
      <text:p text:style-name="P8">1.staff</text:p>
      <text:p text:style-name="P8">2.secure/security</text:p>
      <text:p text:style-name="P8">3.data</text:p>
      <text:p text:style-name="P8">4.passwords</text:p>
      <text:p text:style-name="P8">5.network</text:p>
      <text:p text:style-name="P8">6.alphanumeric</text:p>
      <text:p text:style-name="P8">7.characters</text:p>
      <text:p text:style-name="P8">8.colleagues</text:p>
      <text:p text:style-name="P8">pag11.1</text:p>
      <text:p text:style-name="P9">1.supplies</text:p>
      <text:p text:style-name="P9">2.service centres</text:p>
      <text:p text:style-name="P9">3.provide</text:p>
      <text:p text:style-name="P9">4.spreadsheet and databases</text:p>
      <text:p text:style-name="P9">5.launched</text:p>
      <text:p text:style-name="P9">6.client</text:p>
      <text:p text:style-name="P9">7.installing</text:p>
      <text:p text:style-name="P9">8.maintaining</text:p>
      <text:p text:style-name="P9">9.diagnoising</text:p>
      <text:p text:style-name="P9">10.from time to time</text:p>
      <text:p text:style-name="P10"/>
      <text:p text:style-name="P10"><text:soft-page-break/>pag10.ej3.</text:p>
      <text:p text:style-name="P10">1.upgrading new version of windows</text:p>
      <text:p text:style-name="P10">2.won’t run because they are too old</text:p>
      <text:p text:style-name="P10">3.buy more memory</text:p>
      <text:p text:style-name="P10">4.they already full</text:p>
      <text:p text:style-name="P10">5.replacing 4 computers</text:p>
      <text:p text:style-name="P10">6.ulrik’s suggestion</text:p>
      <text:p text:style-name="P10"/>
      <text:p text:style-name="P11"/>
      <text:p text:style-name="P11"/>
      <text:p text:style-name="P11">pag14.ej2 </text:p>
      <text:p text:style-name="P11">a l f g b k j c i e d h</text:p>
      <text:p text:style-name="P11">pag14.ej3</text:p>
      <text:p text:style-name="P11">1<text:span text:style-name="T6">b</text:span> 2<text:span text:style-name="T6">f</text:span> 3<text:span text:style-name="T6">a</text:span> 4<text:span text:style-name="T6">e</text:span> 5d 6<text:span text:style-name="T6">c</text:span> 7<text:span text:style-name="T6">d</text:span></text:p>
      <text:p text:style-name="P11"/>
      <text:p text:style-name="P13">presentacion(1<text:span text:style-name="T23">8</text:span>hablar):</text:p>
      <text:p text:style-name="P13">-pregunta incinal, indice, presnmtacion, resumen vocabulario utlizado, recordatorio/quiz</text:p>
      <text:p text:style-name="P13"/>
      <text:p text:style-name="P13">-</text:p>
      <text:p text:style-name="P13">-</text:p>
      <text:p text:style-name="P13">-</text:p>
      <text:p text:style-name="P13">-</text:p>
      <text:p text:style-name="P13"/>
      <text:p text:style-name="P13"/>
      <text:p text:style-name="P13"/>
      <text:p text:style-name="P14">lunes 22 nov examen ///// <text:span text:style-name="T21">8 presentacion</text:span></text:p>
      <text:p text:style-name="P15">storage almacenamiento</text:p>
      <text:p text:style-name="P15">components componentes</text:p>
      <text:p text:style-name="P16"><text:span text:style-name="T19">peripherals </text:span><text:bookmark text:name="tw-target-text-masculine"/><text:span text:style-name="T8">periféricos</text:span></text:p>
      <text:p text:style-name="P15"/>
      <text:p text:style-name="P13"/>
      <text:p text:style-name="P22">pag12.ej2.</text:p>
      <text:p text:style-name="P12">1.s</text:p>
      <text:p text:style-name="P12">2.s</text:p>
      <text:p text:style-name="P12">3.p</text:p>
      <text:p text:style-name="P12">4.<text:span text:style-name="T7">c</text:span></text:p>
      <text:p text:style-name="P12">5.<text:span text:style-name="T7">p</text:span></text:p>
      <text:p text:style-name="P12">6.<text:span text:style-name="T7">c</text:span></text:p>
      <text:p text:style-name="P12">7.<text:span text:style-name="T7">p</text:span></text:p>
      <text:p text:style-name="P12">8.<text:span text:style-name="T7">s</text:span></text:p>
      <text:p text:style-name="P12">9.<text:span text:style-name="T7">p</text:span></text:p>
      <text:p text:style-name="P12">10.<text:span text:style-name="T7">c</text:span></text:p>
      <text:p text:style-name="P12">11.<text:span text:style-name="T7">p</text:span></text:p>
      <text:p text:style-name="P12">12.<text:span text:style-name="T7">p</text:span></text:p>
      <text:p text:style-name="P12"/>
      <text:p text:style-name="P12"/>
      <text:p text:style-name="P26">ej4</text:p>
      <text:p text:style-name="P17">1<text:span text:style-name="T20">tera</text:span></text:p>
      <text:p text:style-name="P17">2</text:p>
      <text:p text:style-name="P17">3giga</text:p>
      <text:p text:style-name="P17">4kilo</text:p>
      <text:p text:style-name="P17"><text:soft-page-break/>5<text:span text:style-name="T20">nano</text:span></text:p>
      <text:p text:style-name="P17">6micro</text:p>
      <text:p text:style-name="P17">7mega</text:p>
      <text:p text:style-name="P17">8<text:span text:style-name="T20">quad</text:span></text:p>
      <text:p text:style-name="P17">9<text:span text:style-name="T20">dual</text:span></text:p>
      <text:p text:style-name="P17"/>
      <text:p text:style-name="P17"/>
      <text:p text:style-name="P23">3.</text:p>
      <text:p text:style-name="P21">a-micro</text:p>
      <text:p text:style-name="P21">b-dimm slot</text:p>
      <text:p text:style-name="P21">c-sata</text:p>
      <text:p text:style-name="P21">d-graphics card socket</text:p>
      <text:p text:style-name="P21">e-audio</text:p>
      <text:p text:style-name="P21">f-ethernet</text:p>
      <text:p text:style-name="P21">g-usb</text:p>
      <text:p text:style-name="P21"/>
      <text:p text:style-name="P21"/>
      <text:p text:style-name="P24">pag16 ej1</text:p>
      <text:p text:style-name="P19">1.for make homework, listen music, watch videos, play videogames, search information</text:p>
      <text:p text:style-name="P19">2.audio is used in my list to watch videos, like graphics in a game and images and video too</text:p>
      <text:p text:style-name="P20"><text:span text:style-name="T21">3.audio to hear music and to watch videos, graphics for all timeswhen u start the computer, images to watch </text:span><text:span text:style-name="T22">photos</text:span><text:span text:style-name="T21"> and video to watch videos like i put</text:span></text:p>
      <text:p text:style-name="P20"/>
      <text:p text:style-name="P20"/>
      <text:p text:style-name="P24">ej2.</text:p>
      <text:p text:style-name="P19">1speakers</text:p>
      <text:p text:style-name="P19">2projector</text:p>
      <text:p text:style-name="P19">3headphones</text:p>
      <text:p text:style-name="P19">4virtual reality googles</text:p>
      <text:p text:style-name="P19">5microphone</text:p>
      <text:p text:style-name="P19">6video camera</text:p>
      <text:p text:style-name="P19">7webcam</text:p>
      <text:p text:style-name="P19"/>
      <text:p text:style-name="P19"/>
      <text:p text:style-name="P23">ej4.</text:p>
      <text:p text:style-name="P21">She wants to connect the projector to her laptop and she dont know how to put it, so Natasha explains how to switch on.</text:p>
      <text:p text:style-name="P21"/>
      <text:p text:style-name="P21"/>
      <text:p text:style-name="P25">pag17ej5</text:p>
      <text:p text:style-name="P18">1d</text:p>
      <text:p text:style-name="P18">2c</text:p>
      <text:p text:style-name="P18">3b</text:p>
      <text:p text:style-name="P18">4f</text:p>
      <text:p text:style-name="P18">5g</text:p>
      <text:p text:style-name="P18">6a</text:p>
      <text:p text:style-name="P18">7<text:span text:style-name="T22">h</text:span></text:p>
      <text:p text:style-name="P18">8e</text:p>
      <text:p text:style-name="P18">ej6.</text:p>
      <text:p text:style-name="P18">1.<text:span text:style-name="T21">to</text:span></text:p>
      <text:p text:style-name="P18">2.into</text:p>
      <text:p text:style-name="P19"><text:soft-page-break/>3. from</text:p>
      <text:p text:style-name="P19">4. from</text:p>
      <text:p text:style-name="P19"/>
      <text:p text:style-name="P19"/>
      <text:p text:style-name="P27">pag 15 ej 4</text:p>
      <text:p text:style-name="P28">He is looking for information about date</text:p>
      <text:p text:style-name="P28"/>
      <text:p text:style-name="P28"/>
      <text:p text:style-name="P27">ej5</text:p>
      <text:p text:style-name="P28">6-2-5-1-4-3</text:p>
      <text:p text:style-name="P28"/>
      <text:p text:style-name="P28"/>
      <text:p text:style-name="P29">pag18 ej reading (ej1 y ej2)</text:p>
      <text:p text:style-name="P29">ej1.</text:p>
      <text:p text:style-name="P29">.6</text:p>
      <text:p text:style-name="P29">.7</text:p>
      <text:p text:style-name="P29">.3</text:p>
      <text:p text:style-name="P29">.8</text:p>
      <text:p text:style-name="P29">.2</text:p>
      <text:p text:style-name="P29">.<text:span text:style-name="T25">4</text:span></text:p>
      <text:p text:style-name="P29">.1</text:p>
      <text:p text:style-name="P29">.<text:span text:style-name="T25">5</text:span></text:p>
      <text:p text:style-name="P29"/>
      <text:p text:style-name="P29">ej2.</text:p>
      <text:p text:style-name="P29">-restart</text:p>
      <text:p text:style-name="P29">-partition</text:p>
      <text:p text:style-name="P29">-BIOS</text:p>
      <text:p text:style-name="P30"><text:span text:style-name="T24">-</text:span><text:span text:style-name="T25">boot drive</text:span></text:p>
      <text:p text:style-name="P29">-product key</text:p>
      <text:p text:style-name="P30"><text:span text:style-name="T24">-</text:span><text:span text:style-name="T25">user accounts</text:span></text:p>
      <text:p text:style-name="P29">-reboot<text:span text:style-name="T26">s</text:span></text:p>
      <text:p text:style-name="P29">-process</text:p>
      <text:p text:style-name="P29">-<text:span text:style-name="T25">back up</text:span></text:p>
      <text:p text:style-name="P29">-<text:span text:style-name="T25">licence terms</text:span></text:p>
      <text:p text:style-name="P29"/>
      <text:p text:style-name="P31">pag19ej2 opinion</text:p>
      <text:p text:style-name="P31"/>
      <text:p text:style-name="P31">pag20 ej 2 y3</text:p>
      <text:p text:style-name="P33">2.</text:p>
      <text:p text:style-name="P33">DEBAFC</text:p>
      <text:p text:style-name="P33">3.</text:p>
      <text:p text:style-name="P33">h</text:p>
      <text:p text:style-name="P33">d</text:p>
      <text:p text:style-name="P33">a</text:p>
      <text:p text:style-name="P33">c</text:p>
      <text:p text:style-name="P33">g</text:p>
      <text:p text:style-name="P33">e</text:p>
      <text:p text:style-name="P33">f</text:p>
      <text:p text:style-name="P33">b</text:p>
      <text:p text:style-name="P31">pag 21 ej 8</text:p>
      <text:p text:style-name="P31"/>
      <text:p text:style-name="P33">type on</text:p>
      <text:p text:style-name="P33"><text:soft-page-break/></text:p>
      <text:p text:style-name="P33">open</text:p>
      <text:p text:style-name="P31"/>
      <text:p text:style-name="P33">isnt working</text:p>
      <text:p text:style-name="P33"/>
      <text:p text:style-name="P33">------</text:p>
      <text:p text:style-name="P33">i know</text:p>
      <text:p text:style-name="P33"/>
      <text:p text:style-name="P33">------</text:p>
      <text:p text:style-name="P33">am checking</text:p>
      <text:p text:style-name="P33"/>
      <text:p text:style-name="P32">pag 22 la lectura</text:p>
      <text:p text:style-name="P33">a)3</text:p>
      <text:p text:style-name="P33">b)1</text:p>
      <text:p text:style-name="P33">c)2</text:p>
      <text:p text:style-name="P33"/>
      <text:p text:style-name="P33">ej3</text:p>
      <text:p text:style-name="P35"><text:span text:style-name="T29">1.</text:span><text:span text:style-name="T28">wired netowrk</text:span></text:p>
      <text:p text:style-name="P35"><text:span text:style-name="T29">2.</text:span><text:span text:style-name="T28">star system</text:span></text:p>
      <text:p text:style-name="P35"><text:span text:style-name="T29">3.</text:span><text:span text:style-name="T28">wired network</text:span></text:p>
      <text:p text:style-name="P34">4.<text:span text:style-name="T28">cable</text:span></text:p>
      <text:p text:style-name="P34">5.<text:span text:style-name="T28">large network</text:span></text:p>
      <text:p text:style-name="P34">6.<text:span text:style-name="T28">mesh</text:span></text:p>
      <text:p text:style-name="P34"/>
      <text:p text:style-name="P33"/>
      <text:p text:style-name="P33">ej4</text:p>
      <text:p text:style-name="P33">1.ring system (1 computer conneced to 2 others)</text:p>
      <text:p text:style-name="P33">2.star system (connected central server)</text:p>
      <text:p text:style-name="P33">3.<text:span text:style-name="T27">Mesh (linked to several others)</text:span></text:p>
      <text:p text:style-name="P33">4.<text:span text:style-name="T27">Bus system (cable center connect)</text:span></text:p>
      <text:p text:style-name="P33">pag 21 ej 10</text:p>
      <text:p text:style-name="P33"/>
      <text:p text:style-name="P34">pag 25 ej 10</text:p>
      <text:p text:style-name="P45"><text:span text:style-name="T33">1.</text:span><text:span text:style-name="T34">customise</text:span><text:span text:style-name="T33">2.</text:span><text:span text:style-name="T34">tags</text:span><text:span text:style-name="T33">3.</text:span><text:span text:style-name="T34">location</text:span><text:span text:style-name="T33">4.5.</text:span><text:span text:style-name="T34">transmit</text:span><text:span text:style-name="T33">6.</text:span><text:span text:style-name="T34">exactly</text:span><text:span text:style-name="T33">7.</text:span><text:span text:style-name="T34">saves </text:span><text:span text:style-name="T33">8.accelerometer</text:span></text:p>
      <text:p text:style-name="P34">pag 26 ej 2 y 4</text:p>
      <text:p text:style-name="P42">2.</text:p>
      <text:p text:style-name="P41">1.e 2.c 3.f 4.b 5.a<text:span text:style-name="T31"> </text:span>6.g 7.<text:span text:style-name="T32">c</text:span> 8.<text:span text:style-name="T32">j</text:span> 9.<text:span text:style-name="T32">i</text:span> 10.h</text:p>
      <text:p text:style-name="P42">4.</text:p>
      <text:p text:style-name="P42">1.an</text:p>
      <text:p text:style-name="P42">2.the</text:p>
      <text:p text:style-name="P42">3. the</text:p>
      <text:p text:style-name="P42">4. a</text:p>
      <text:p text:style-name="P42">5.an</text:p>
      <text:p text:style-name="P42">6. a</text:p>
      <text:p text:style-name="P42">7.the</text:p>
      <text:p text:style-name="P42">8. an</text:p>
      <text:p text:style-name="P34"/>
      <text:p text:style-name="P36">EXAMEN: preguntas present simple pasdao continuuo, modal verbs</text:p>
      <text:p text:style-name="P39"><text:span text:style-name="T30">-----</text:span></text:p>
      <text:p text:style-name="P37"><text:span text:style-name="T9"/></text:p>
      <text:p text:style-name="P38"><text:soft-page-break/><text:span text:style-name="T9">35 years ago there was a flood of ames that were just not very high quality and the industry of videogames was going down, and example was ET that they buried a lot of copies of the videoagme in the desert because nobody like it.</text:span></text:p>
      <text:p text:style-name="P38"><text:span text:style-name="T9">But Nintendo makes a revolution and they have a boom that revolutionaze the indsutry of videogame at that time. This game is so important because of the boom but nowadays <text:s/>a lot tof people plays this videogame because you can enjoy it just like the first time, this game holds up today, the difference with the other games of 1980s, mario apears in Donkey Kong the first time and the last thing to say is that matio is iconic</text:span></text:p>
      <text:p text:style-name="P38"><text:span text:style-name="T9">------------</text:span></text:p>
      <text:p text:style-name="P40"><text:span text:style-name="T10">Vocabulary: </text:span><text:span text:style-name="Strong_20_Emphasis"><text:span text:style-name="T17">holds up</text:span></text:span><text:span text:style-name="Strong_20_Emphasis"><text:span text:style-name="T10">,</text:span></text:span><text:span text:style-name="Strong_20_Emphasis"><text:span text:style-name="T18">Boom</text:span></text:span><text:span text:style-name="Strong_20_Emphasis"><text:span text:style-name="T10">,</text:span></text:span><text:span text:style-name="Strong_20_Emphasis"><text:span text:style-name="T18">Unplayable</text:span></text:span><text:span text:style-name="Strong_20_Emphasis"><text:span text:style-name="T10">,</text:span></text:span><text:span text:style-name="Strong_20_Emphasis"><text:span text:style-name="T18">iconic</text:span></text:span><text:span text:style-name="Strong_20_Emphasis"><text:span text:style-name="T10">,</text:span></text:span><text:span text:style-name="Strong_20_Emphasis"><text:span text:style-name="T18">a flood of</text:span></text:span></text:p>
      <text:p text:style-name="P40"><text:span text:style-name="Strong_20_Emphasis"><text:span text:style-name="T10">—</text:span></text:span></text:p>
      <text:p text:style-name="P43"><text:span text:style-name="Strong_20_Emphasis"><text:span text:style-name="T11">2aa.</text:span></text:span></text:p>
      <text:p text:style-name="P43"><text:span text:style-name="Strong_20_Emphasis"><text:span text:style-name="T11">Drove,broke, spent, got, </text:span></text:span><text:span text:style-name="Strong_20_Emphasis"><text:span text:style-name="T13">couldnt </text:span></text:span><text:span text:style-name="Strong_20_Emphasis"><text:span text:style-name="T11">,were, <text:s/>didnt know, </text:span></text:span><text:span text:style-name="Strong_20_Emphasis"><text:span text:style-name="T13">f</text:span></text:span><text:span text:style-name="Strong_20_Emphasis"><text:span text:style-name="T11">ound, stayed, saw, went, bought, wanted, didnt have, was, </text:span></text:span><text:span text:style-name="Strong_20_Emphasis"><text:span text:style-name="T13">wasnt</text:span></text:span><text:span text:style-name="Strong_20_Emphasis"><text:span text:style-name="T11">, st</text:span></text:span><text:span text:style-name="Strong_20_Emphasis"><text:span text:style-name="T13">ar</text:span></text:span><text:span text:style-name="Strong_20_Emphasis"><text:span text:style-name="T11">ted, left </text:span></text:span></text:p>
      <text:p text:style-name="P43"><text:span text:style-name="Strong_20_Emphasis"><text:span text:style-name="T11">2bb.</text:span></text:span></text:p>
      <text:p text:style-name="P43"><text:span text:style-name="Strong_20_Emphasis"><text:span text:style-name="T11">Did you have a good time?</text:span></text:span></text:p>
      <text:p text:style-name="P44"><text:span text:style-name="Strong_20_Emphasis"><text:span text:style-name="T12">Who did yo go with?</text:span></text:span></text:p>
      <text:p text:style-name="P44"><text:span text:style-name="Strong_20_Emphasis"><text:span text:style-name="T12">Whre did you stay?</text:span></text:span></text:p>
      <text:p text:style-name="P44"><text:span text:style-name="Strong_20_Emphasis"><text:span text:style-name="T12">How </text:span></text:span><text:span text:style-name="Strong_20_Emphasis"><text:span text:style-name="T14">much </text:span></text:span><text:span text:style-name="Strong_20_Emphasis"><text:span text:style-name="T12">did the plane ticket cost?</text:span></text:span></text:p>
      <text:p text:style-name="P44"><text:span text:style-name="Strong_20_Emphasis"><text:span text:style-name="T16">What</text:span></text:span><text:span text:style-name="Strong_20_Emphasis"><text:span text:style-name="T12"> was the weather like?</text:span></text:span></text:p>
      <text:p text:style-name="P44"><text:span text:style-name="Strong_20_Emphasis"><text:span text:style-name="T12">Where did you go at night?</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freesans,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7T08:41:44.873509420</meta:creation-date>
    <dc:date>2021-11-15T10:08:52.901795143</dc:date>
    <meta:editing-duration>PT1H44M5S</meta:editing-duration>
    <meta:editing-cycles>18</meta:editing-cycles>
    <meta:generator>LibreOffice/7.0.3.1$Linux_X86_64 LibreOffice_project/00$Build-1</meta:generator>
    <meta:document-statistic meta:table-count="0" meta:image-count="0" meta:object-count="0" meta:page-count="6" meta:paragraph-count="217" meta:word-count="655" meta:character-count="3694" meta:non-whitespace-character-count="3251"/>
  </office:meta>
</office:document-meta>
</file>